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 Vamos a abordarlo desde el punto de vista técnico y conceptual, como base para el desarrollo del <text:span text:style-name="Emphasis">capítulo 11: Individuos</text:span>.</text:p>
      <text:p text:style-name="Horizontal_20_Line"/>
      <text:h text:style-name="Heading_20_2" text:outline-level="2"><text:span text:style-name="Strong_20_Emphasis">¿Cuál es la función de los individuos en el sistema?</text:span></text:h>
      <text:p text:style-name="Text_20_body">Los <text:span text:style-name="Strong_20_Emphasis">individuos</text:span> son <text:span text:style-name="Strong_20_Emphasis">la unidad mínima funcional del sistema inteligente llamado vida</text:span>. Su función principal es <text:span text:style-name="Strong_20_Emphasis">servir como portadores y reproductores de información</text:span>, desempeñando un papel esencial en el procesamiento de datos dentro del sistema. Aquí te lo explico en detalle:</text:p>
      <text:p text:style-name="Horizontal_20_Line"/>
      <text:h text:style-name="Heading_20_3" text:outline-level="3"><text:span text:style-name="Strong_20_Emphasis">1. Son los únicos componentes del sistema</text:span></text:h>
      <text:list xml:id="list1354921005" text:style-name="L1">
        <text:list-item>
          <text:p text:style-name="P1">En esta simulación lógica de la vida como sistema inteligente, <text:span text:style-name="Strong_20_Emphasis">no hay elementos independientes del individuo</text:span>.</text:p>
        </text:list-item>
        <text:list-item>
          <text:p text:style-name="P1">Todo lo que el sistema “hace” ocurre <text:span text:style-name="Strong_20_Emphasis">a través de individuos</text:span>.</text:p>
        </text:list-item>
        <text:list-item>
          <text:p text:style-name="P1">Cada individuo contiene:</text:p>
          <text:list>
            <text:list-item>
              <text:p text:style-name="P1">Un <text:span text:style-name="Strong_20_Emphasis">ADN</text:span> (datos).</text:p>
            </text:list-item>
            <text:list-item>
              <text:p text:style-name="P1">Una <text:span text:style-name="Strong_20_Emphasis">rutina de reproducción</text:span> (proceso lógico).</text:p>
            </text:list-item>
            <text:list-item>
              <text:p text:style-name="P1">Un <text:span text:style-name="Strong_20_Emphasis">ciclo de vida</text:span> (estructura temporal).</text:p>
            </text:list-item>
          </text:list>
        </text:list-item>
      </text:list>
      <text:p text:style-name="Horizontal_20_Line"/>
      <text:h text:style-name="Heading_20_3" text:outline-level="3"><text:span text:style-name="Strong_20_Emphasis">2. Actúan como “celdas de cálculo”</text:span></text:h>
      <text:list xml:id="list3903413021" text:style-name="L2">
        <text:list-item>
          <text:p text:style-name="P2">El sistema no puede modificar directamente el ADN (memoria de solo lectura).</text:p>
        </text:list-item>
        <text:list-item>
          <text:p text:style-name="P2">Por eso, utiliza la <text:span text:style-name="Strong_20_Emphasis">reproducción</text:span> de individuos como forma de procesamiento.</text:p>
        </text:list-item>
        <text:list-item>
          <text:p text:style-name="P2"><text:span text:style-name="Strong_20_Emphasis">Cada nueva generación de individuos representa un paso en el cálculo.</text:span></text:p>
        </text:list-item>
        <text:list-item>
          <text:p text:style-name="P2">Cada individuo:</text:p>
          <text:list>
            <text:list-item>
              <text:p text:style-name="P2">Recibe los datos codificados en su ADN.</text:p>
            </text:list-item>
            <text:list-item>
              <text:p text:style-name="P2">Aplica un método de reproducción.</text:p>
            </text:list-item>
            <text:list-item>
              <text:p text:style-name="P2">Genera nuevos individuos con variantes de esos datos.</text:p>
            </text:list-item>
            <text:list-item>
              <text:p text:style-name="P2">Luego muere.</text:p>
            </text:list-item>
          </text:list>
        </text:list-item>
      </text:list>
      <text:p text:style-name="Horizontal_20_Line"/>
      <text:h text:style-name="Heading_20_3" text:outline-level="3"><text:span text:style-name="Strong_20_Emphasis">3. Transmiten y transforman la información</text:span></text:h>
      <text:list xml:id="list1080328497" text:style-name="L3">
        <text:list-item>
          <text:p text:style-name="P3">Cada reproducción implica:</text:p>
          <text:list>
            <text:list-item>
              <text:p text:style-name="P3">Lectura del ADN.</text:p>
            </text:list-item>
            <text:list-item>
              <text:p text:style-name="P3"><text:soft-page-break/>Aplicación de un método lógico (por ejemplo, moverse en el tablero, como en tu ejemplo).</text:p>
            </text:list-item>
            <text:list-item>
              <text:p text:style-name="P3">Creación de uno o más descendientes con modificaciones específicas.</text:p>
            </text:list-item>
          </text:list>
        </text:list-item>
        <text:list-item>
          <text:p text:style-name="P3">Así, los individuos <text:span text:style-name="Strong_20_Emphasis">son transmisores activos de información</text:span>, no solo contenedores pasivos.</text:p>
        </text:list-item>
      </text:list>
      <text:p text:style-name="Horizontal_20_Line"/>
      <text:h text:style-name="Heading_20_3" text:outline-level="3"><text:span text:style-name="Strong_20_Emphasis">4. Son elementos desechables y reemplazables</text:span></text:h>
      <text:list xml:id="list386579329" text:style-name="L4">
        <text:list-item>
          <text:p text:style-name="P4">Los individuos <text:span text:style-name="Strong_20_Emphasis">nacen, se reproducen y mueren.</text:span></text:p>
        </text:list-item>
        <text:list-item>
          <text:p text:style-name="P4">No son importantes por sí mismos, sino por su <text:span text:style-name="Strong_20_Emphasis">papel funcional</text:span> dentro del sistema.</text:p>
        </text:list-item>
        <text:list-item>
          <text:p text:style-name="P4">Su existencia tiene sentido solo dentro de un flujo constante de reemplazo.</text:p>
        </text:list-item>
      </text:list>
      <text:p text:style-name="Horizontal_20_Line"/>
      <text:h text:style-name="Heading_20_3" text:outline-level="3"><text:span text:style-name="Strong_20_Emphasis">5. Permiten al sistema avanzar en la resolución de un problema</text:span></text:h>
      <text:list xml:id="list1795972920" text:style-name="L5">
        <text:list-item>
          <text:p text:style-name="P5">Cada individuo es un <text:span text:style-name="Strong_20_Emphasis">estado temporal</text:span> del sistema en su camino hacia una solución.</text:p>
        </text:list-item>
        <text:list-item>
          <text:p text:style-name="P5">En términos computacionales:</text:p>
          <text:list>
            <text:list-item>
              <text:p text:style-name="P5">Son <text:span text:style-name="Strong_20_Emphasis">nodos en un grafo de búsqueda</text:span>.</text:p>
            </text:list-item>
            <text:list-item>
              <text:p text:style-name="P5">Cada nodo genera nuevos nodos hasta alcanzar un nodo solución.</text:p>
            </text:list-item>
          </text:list>
        </text:list-item>
      </text:list>
      <text:p text:style-name="Horizontal_20_Line"/>
      <text:h text:style-name="Heading_20_3" text:outline-level="3"><text:span text:style-name="Strong_20_Emphasis">6. Son agentes locales de inteligencia</text:span></text:h>
      <text:list xml:id="list584112756" text:style-name="L6">
        <text:list-item>
          <text:p text:style-name="P6">No tienen conciencia ni visión del todo.</text:p>
        </text:list-item>
        <text:list-item>
          <text:p text:style-name="P6">Cada uno <text:span text:style-name="Strong_20_Emphasis">opera localmente</text:span>, aplicando reglas simples, sin necesidad de conocer el objetivo general.</text:p>
        </text:list-item>
        <text:list-item>
          <text:p text:style-name="P6">Pero juntos, <text:span text:style-name="Strong_20_Emphasis">producen un comportamiento inteligente global.</text:span></text:p>
        </text:list-item>
      </text:list>
      <text:p text:style-name="Horizontal_20_Line"/>
      <text:h text:style-name="Heading_20_2" text:outline-level="2"><text:span text:style-name="Strong_20_Emphasis">Resumen - Función de los individuos</text:span></text:h>
      <text:p text:style-name="Quotations">Los individuos son las <text:span text:style-name="Strong_20_Emphasis">unidades operativas del sistema inteligente</text:span>, responsables de avanzar en la resolución de problemas mediante la reproducción, transformando datos generación tras generación. Actúan como <text:span text:style-name="Emphasis">procesadores</text:span> temporales y desechables, cuyo único propósito es transmitir, modificar y distribuir información de forma ordenada dentro del sistema.</text:p>
      <text:p text:style-name="Horizontal_20_Line"/>
      <text:p text:style-name="Text_20_body"/>
      <text:p text:style-name="Standard"><text:soft-page-break/></text:p>
      <text:p text:style-name="Text_20_body">Perfecto, tu aclaración es clave y completa el marco conceptual. Lo resumimos y pulimos a modo de referencia para el capítulo:</text:p>
      <text:p text:style-name="Horizontal_20_Line"/>
      <text:h text:style-name="Heading_20_2" text:outline-level="2">📘 <text:span text:style-name="Strong_20_Emphasis">Capítulo 11 - Individuos (Fundamento central del sistema)</text:span></text:h>
      <text:p text:style-name="Horizontal_20_Line"/>
      <text:h text:style-name="Heading_20_3" text:outline-level="3">✅ <text:span text:style-name="Strong_20_Emphasis">Síntesis conceptual</text:span></text:h>
      <text:p text:style-name="Quotations">El individuo es <text:span text:style-name="Strong_20_Emphasis">la unidad mínima y fundamental</text:span> del sistema.<text:line-break/>Es <text:span text:style-name="Strong_20_Emphasis">componente</text:span> y a la vez <text:span text:style-name="Strong_20_Emphasis">sistema en sí mismo</text:span>.<text:line-break/>Es <text:span text:style-name="Strong_20_Emphasis">prescindible</text:span>, pero <text:span text:style-name="Strong_20_Emphasis">indispensable</text:span>.<text:line-break/>La máquina está formada por todos los individuos, pero <text:span text:style-name="Strong_20_Emphasis">puede comenzar con uno solo</text:span>.<text:line-break/>Cada individuo puede dar origen a <text:span text:style-name="Strong_20_Emphasis">una rama completa del sistema</text:span>, como si lanzara una familia o especie.</text:p>
      <text:p text:style-name="Horizontal_20_Line"/>
      <text:h text:style-name="Heading_20_3" text:outline-level="3">🔧 <text:span text:style-name="Strong_20_Emphasis">Dualidad funcional</text:span></text:h>
      <text:list xml:id="list2060457470" text:style-name="L8">
        <text:list-item>
          <text:p text:style-name="P8"><text:span text:style-name="Strong_20_Emphasis">Como componente:</text:span><text:line-break/>Cada individuo forma parte del sistema como una célula funcional que realiza tareas específicas de reproducción y transmisión de información.<text:line-break/>Su existencia tiene sentido solo en relación con los demás individuos.</text:p>
        </text:list-item>
        <text:list-item>
          <text:p text:style-name="P8"><text:span text:style-name="Strong_20_Emphasis">Como máquina completa:</text:span><text:line-break/>Un solo individuo puede iniciar la operación de toda la máquina.<text:line-break/>Su reproducción genera una estructura jerárquica (árbol genealógico lógico), creando nuevos individuos que siguen el mismo patrón.<text:line-break/>La inteligencia emerge a partir de este flujo continuo de nacimientos, reproducciones y muertes.</text:p>
        </text:list-item>
      </text:list>
      <text:p text:style-name="Horizontal_20_Line"/>
      <text:h text:style-name="Heading_20_3" text:outline-level="3">🧠 <text:span text:style-name="Strong_20_Emphasis">Relación con el concepto de inteligencia</text:span></text:h>
      <text:list xml:id="list4271835524" text:style-name="L9">
        <text:list-item>
          <text:p text:style-name="P9">La inteligencia <text:span text:style-name="Strong_20_Emphasis">no está en un solo individuo</text:span>, sino en el conjunto dinámico que estos forman al reproducirse y evolucionar.</text:p>
        </text:list-item>
        <text:list-item>
          <text:p text:style-name="P9">Pero sin un individuo inicial, <text:span text:style-name="Strong_20_Emphasis">el sistema no existe</text:span>.<text:line-break/>Es decir:</text:p>
          <text:list>
            <text:list-item>
              <text:p text:style-name="P9">La inteligencia <text:span text:style-name="Strong_20_Emphasis">no está en el individuo</text:span>,</text:p>
            </text:list-item>
            <text:list-item>
              <text:p text:style-name="P9">pero <text:span text:style-name="Strong_20_Emphasis">el individuo es el punto de partida</text:span> inevitable para que esta surja.</text:p>
            </text:list-item>
          </text:list>
        </text:list-item>
      </text:list>
      <text:p text:style-name="Horizontal_20_Line"/>
      <text:h text:style-name="Heading_20_3" text:outline-level="3"><text:soft-page-break/>🔄 <text:span text:style-name="Strong_20_Emphasis">Ciclo vital funcional</text:span></text:h>
      <text:list xml:id="list39189317" text:style-name="L10">
        <text:list-item>
          <text:p text:style-name="P10"><text:span text:style-name="Strong_20_Emphasis">Nacer</text:span> – Se activa un nuevo nodo del sistema.</text:p>
        </text:list-item>
        <text:list-item>
          <text:p text:style-name="P10"><text:span text:style-name="Strong_20_Emphasis">Reproducirse</text:span> – Realiza su única operación lógica: transformar los datos (ADN) en nuevas variantes.</text:p>
        </text:list-item>
        <text:list-item>
          <text:p text:style-name="P10"><text:span text:style-name="Strong_20_Emphasis">Morir</text:span> – Se elimina, liberando espacio, dejando descendencia activa.</text:p>
        </text:list-item>
      </text:list>
      <text:p text:style-name="Horizontal_20_Line"/>
      <text:h text:style-name="Heading_20_3" text:outline-level="3">🌱 <text:span text:style-name="Strong_20_Emphasis">Consecuencias lógicas</text:span></text:h>
      <text:list xml:id="list2083205098" text:style-name="L11">
        <text:list-item>
          <text:p text:style-name="P11"><text:span text:style-name="Strong_20_Emphasis">Reemplazables:</text:span> la máquina no depende de un individuo concreto.</text:p>
        </text:list-item>
        <text:list-item>
          <text:p text:style-name="P11"><text:span text:style-name="Strong_20_Emphasis">Desechables:</text:span> su vida útil es mínima; no son almacenados ni preservados.</text:p>
        </text:list-item>
        <text:list-item>
          <text:p text:style-name="P11"><text:span text:style-name="Strong_20_Emphasis">Inmortales como colectivo:</text:span> aunque los individuos mueren, el sistema continúa vivo gracias a la reproducción.</text:p>
        </text:list-item>
        <text:list-item>
          <text:p text:style-name="P11"><text:span text:style-name="Strong_20_Emphasis">Fungibles:</text:span> lo importante es la continuidad de la operación, no la identidad del operador.</text:p>
        </text:list-item>
      </text:list>
      <text:p text:style-name="Horizontal_20_Line"/>
      <text:p text:style-name="Text_20_body"/>
      <text:p text:style-name="Standard"/>
      <text:p text:style-name="Standard"/>
      <text:p text:style-name="Standard"/>
      <text:p text:style-name="Text_20_body">Excelente. A continuación te presento una propuesta de redacción para la <text:span text:style-name="Strong_20_Emphasis">sección de laboratorio</text:span> del <text:span text:style-name="Emphasis">capítulo 11: Individuos</text:span>, trasladando toda la descripción anterior al estilo sobrio, técnico y reflexivo característico del laboratorio, respetando el tono adulto y analítico del libro.</text:p>
      <text:p text:style-name="Horizontal_20_Line"/>
      <text:h text:style-name="Heading_20_2" text:outline-level="2">🧪 <text:span text:style-name="Strong_20_Emphasis">Laboratorio — Capítulo 11: Individuos</text:span></text:h>
      <text:p text:style-name="Quotations"><text:span text:style-name="Strong_20_Emphasis">¿Qué es un individuo? ¿Qué papel cumple dentro del sistema de vida? ¿Es importante? ¿Importa que muera?</text:span></text:p>
      <text:p text:style-name="Text_20_body">En este capítulo abordamos por primera vez al individuo no como un ser dotado de emociones, conciencia o propósito personal, sino como lo que realmente es dentro del sistema de vida: <text:span text:style-name="Strong_20_Emphasis">un componente lógico, desechable y reemplazable, pero absolutamente necesario</text:span>.</text:p>
      <text:h text:style-name="Heading_20_3" text:outline-level="3">Individuo como componente</text:h>
      <text:p text:style-name="Text_20_body">El sistema que estamos construyendo no tiene órganos ni partes diferenciadas: <text:span text:style-name="Strong_20_Emphasis">todo está hecho exclusivamente de individuos</text:span>. Ellos son <text:span text:style-name="Strong_20_Emphasis">la única estructura física</text:span> del sistema. Si quitamos a los individuos, no queda nada. La vida no existe como algo separado de ellos.</text:p>
      <text:p text:style-name="Text_20_body">El individuo es, entonces, el <text:span text:style-name="Strong_20_Emphasis">componente elemental</text:span> de la vida. Es una unidad autónoma capaz de realizar la única operación posible del sistema: <text:span text:style-name="Strong_20_Emphasis">reproducirse</text:span>. Y esa acción —la reproducción— es el <text:soft-page-break/>único medio que tiene el sistema para procesar información, avanzar en sus cálculos y resolver los problemas a los que se enfrenta.</text:p>
      <text:h text:style-name="Heading_20_3" text:outline-level="3">Individuo como sistema completo</text:h>
      <text:p text:style-name="Text_20_body">Paradójicamente, a pesar de ser una parte, el individuo también <text:span text:style-name="Strong_20_Emphasis">es el sistema en sí mismo</text:span>. Basta con la existencia de un solo individuo para que toda la maquinaria de la vida se ponga en marcha. Desde ese primer nodo, mediante sucesivas reproducciones, se despliega una red compleja de descendientes, como un árbol que brota de una sola semilla.</text:p>
      <text:p text:style-name="Text_20_body">Cada nuevo individuo es un paso más en la ejecución del programa de la vida. No hay conciencia de conjunto, no hay diseño previo. La inteligencia no reside en el individuo, pero sin el individuo no hay inteligencia.</text:p>
      <text:h text:style-name="Heading_20_3" text:outline-level="3">Individuo como proceso</text:h>
      <text:p text:style-name="Text_20_body">En nuestra simulación, el individuo cumple un ciclo de vida simple pero funcional: <text:span text:style-name="Strong_20_Emphasis">nacer, reproducirse, morir</text:span>.</text:p>
      <text:list xml:id="list2149053254" text:style-name="L7">
        <text:list-item>
          <text:p text:style-name="P7"><text:span text:style-name="Strong_20_Emphasis">Al nacer</text:span>, el individuo recibe un conjunto de datos (ADN), que representa el estado actual del sistema.</text:p>
        </text:list-item>
        <text:list-item>
          <text:p text:style-name="P7"><text:span text:style-name="Strong_20_Emphasis">Al reproducirse</text:span>, transforma esos datos aplicando un método específico para generar nuevas variantes (hijos).</text:p>
        </text:list-item>
        <text:list-item>
          <text:p text:style-name="P7"><text:span text:style-name="Strong_20_Emphasis">Al morir</text:span>, cede su lugar, eliminándose a sí mismo del sistema.</text:p>
        </text:list-item>
      </text:list>
      <text:p text:style-name="Text_20_body">Este ciclo no tiene variaciones ni excepciones. No hay crecimiento, no hay aprendizaje, no hay memoria personal. Solo una operación lógica que se ejecuta una vez y desaparece. El individuo <text:span text:style-name="Strong_20_Emphasis">no es importante como identidad</text:span>, sino como operación.</text:p>
      <text:h text:style-name="Heading_20_3" text:outline-level="3">Individuo como agente del cambio</text:h>
      <text:p text:style-name="Text_20_body">Aunque el sistema puede parecer rígido, es todo lo contrario. Cada individuo introduce ligeras modificaciones en la información que transmite, creando diversidad y expansión. Esta capacidad de alterar y propagar datos es la que permite al sistema <text:span text:style-name="Strong_20_Emphasis">explorar soluciones</text:span>, <text:span text:style-name="Strong_20_Emphasis">avanzar en el espacio de posibilidades</text:span> y, eventualmente, <text:span text:style-name="Strong_20_Emphasis">resolver el problema que enfrenta</text:span>.</text:p>
      <text:p text:style-name="Text_20_body">La vida, entendida como sistema inteligente, no piensa con cerebros: <text:span text:style-name="Strong_20_Emphasis">piensa con individuos</text:span>. Son ellos los que, generación tras generación, prueban caminos, generan variantes, seleccionan sin saberlo. Cada uno es un intento, una prueba, un cálculo.</text:p>
      <text:h text:style-name="Heading_20_3" text:outline-level="3">Individuo como entidad efímera</text:h>
      <text:p text:style-name="Text_20_body">El sistema no necesita proteger a los individuos. Al contrario, depende de que mueran. Solo así puede continuar operando sin colapsar por acumulación de datos inútiles. La muerte del individuo es tan esencial como su nacimiento. Su existencia es puramente funcional.</text:p>
      <text:p text:style-name="Text_20_body"><text:soft-page-break/>El individuo <text:span text:style-name="Strong_20_Emphasis">no tiene valor intrínseco</text:span> para el sistema. Su utilidad termina cuando ha completado su función. Por eso la vida prescinde de él sin remordimientos. Es reemplazable, fungible, descartable. Pero sin él, el sistema no puede existir.</text:p>
      <text:p text:style-name="Horizontal_20_Line"/>
      <text:p text:style-name="Text_20_body"><text:span text:style-name="Strong_20_Emphasis">Conclusión:</text:span></text:p>
      <text:p text:style-name="Quotations"><text:span text:style-name="Strong_20_Emphasis">El individuo es el sistema. Y al mismo tiempo, no es nada.</text:span></text:p>
      <text:p text:style-name="Text_20_body">Es el punto de partida, el ejecutor de la operación, el medio de transformación y transmisión. Pero una vez cumplida su tarea, desaparece. Lo que queda no es él, sino la estructura que ayudó a construir: <text:span text:style-name="Strong_20_Emphasis">la vida como un proceso en marcha.</text:span></text:p>
      <text:p text:style-name="Horizontal_20_Line"/>
      <text:p text:style-name="Text_20_body">¿Querés que también trabajemos cómo se relaciona este mensaje con el coprotagonista del capítulo, o preferís dejarlo como un desarrollo puramente técnico separado del resto de la narració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05T18:00:04.859000000</meta:creation-date>
    <dc:date>2025-07-05T18:14:38.695000000</dc:date>
    <meta:editing-duration>PT4M22S</meta:editing-duration>
    <meta:editing-cycles>2</meta:editing-cycles>
    <meta:generator>LibreOffice/7.3.5.2$Windows_X86_64 LibreOffice_project/184fe81b8c8c30d8b5082578aee2fed2ea847c01</meta:generator>
    <meta:document-statistic meta:table-count="0" meta:image-count="0" meta:object-count="0" meta:page-count="6" meta:paragraph-count="87" meta:word-count="1424" meta:character-count="8942" meta:non-whitespace-character-count="7646"/>
  </office:meta>
</office:document-meta>
</file>